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ln</mi>
                  <mrow>
                    <mo fence="true" stretchy="false">(</mo>
                    <mrow>
                      <mrow>
                        <mi>f</mi>
                        <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row>
                            <mi>g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'</mi>
          </mrow>
        </mtd>
      </mtr>
      <mtr>
        <mtd>
          <mrow/>
        </mtd>
      </mtr>
      <mtr>
        <mtd>
          <mrow>
            <mi mathvariant="italic">Se</mi>
            <mi mathvariant="italic">deriva</mi>
            <mi mathvariant="italic">con</mi>
            <mi mathvariant="italic">respecto</mi>
            <mi>a</mi>
            <mi>'</mi>
            <mi>x</mi>
            <mi>'</mi>
            <mi>y</mi>
            <mi mathvariant="italic">se</mi>
            <mi mathvariant="italic">mantiene</mi>
            <mi>'</mi>
            <mi>y</mi>
            <mi>'</mi>
            <mi mathvariant="italic">constante</mi>
          </mrow>
        </mtd>
      </mtr>
      <mtr>
        <mtd>
          <mrow>
            <mrow>
              <mspace width="0.5em"/>
              <mo stretchy="false">=</mo>
              <mrow>
                <mfrac>
                  <mn>1</mn>
                  <mrow>
                    <mi>f</mi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row>
                        <mi>g</mi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</mrow>
                    </msup>
                  </mrow>
                </mfrac>
                <mo stretchy="false">∗</mo>
                <mi>g</mi>
              </mrow>
            </mrow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∗</mo>
              <mi>f</mi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g</mi>
                  <mrow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  <mo stretchy="false">−</mo>
                    <mn>1</mn>
                  </mrow>
                </mrow>
              </msup>
              <mo stretchy="false">∗</mo>
              <mi>f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space width="0.5em"/>
              <mo stretchy="false">=</mo>
              <mrow>
                <mfrac>
                  <mn>1</mn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∗</mo>
                <mi>g</mi>
              </mrow>
            </mrow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∗</mo>
              <mi>f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Se</mi>
            <mi mathvariant="italic">deriva</mi>
            <mi mathvariant="italic">con</mi>
            <mi mathvariant="italic">respecto</mi>
            <mi>a</mi>
            <mi>'</mi>
            <mi>y</mi>
            <mi>'</mi>
            <mi>y</mi>
            <mi mathvariant="italic">se</mi>
            <mi mathvariant="italic">mantiene</mi>
            <mi>'</mi>
            <mi>x</mi>
            <mi>'</mi>
            <mi mathvariant="italic">constante</mi>
          </mrow>
        </mtd>
      </mtr>
      <mtr>
        <mtd>
          <mrow>
            <mrow>
              <mspace width="0.5em"/>
              <mo stretchy="false">=</mo>
              <mrow>
                <mfrac>
                  <mn>1</mn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∗</mo>
                <mi>g</mi>
              </mrow>
            </mrow>
            <mi>'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∗</mo>
              <mi>f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space width="0.5em"/>
              <mo stretchy="false">=</mo>
              <mrow>
                <mfrac>
                  <mrow>
                    <mi>f</mi>
                    <mi>'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∗</mo>
                <mi>g</mi>
              </mrow>
            </mrow>
            <mi>'</mi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∫</mo>
            <mrow>
              <mo stretchy="false">∫</mo>
              <mrow>
                <mrow>
                  <mfrac>
                    <mrow>
                      <mi>f</mi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  <mo stretchy="false">∗</mo>
                  <mi>g</mi>
                </mrow>
                <mi>'</mi>
                <mrow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∗</mo>
                  <mi mathvariant="italic">dx</mi>
                  <mo stretchy="false">∗</mo>
                  <mi mathvariant="italic">dy</mi>
                </mrow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o stretchy="false">∫</mo>
              <mrow>
                <mrow>
                  <mfrac>
                    <mrow>
                      <mi>f</mi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  <mo stretchy="false">∗</mo>
                  <mi mathvariant="italic">dx</mi>
                  <mo stretchy="false">∗</mo>
                  <mrow>
                    <mo stretchy="false">∫</mo>
                    <mi>g</mi>
                  </mrow>
                </mrow>
                <mi>'</mi>
                <mrow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∗</mo>
                  <mi mathvariant="italic">dy</mi>
                </mrow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C</mi>
                        <mn>1</mn>
                      </msub>
                    </mrow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g</mi>
                    <mrow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  <mo stretchy="false">+</mo>
                      <msub>
                        <mi>C</mi>
                        <mn>2</mn>
                      </msub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row>
                      <mi>ln</mi>
                      <mrow>
                        <mrow>
                          <mo fence="true" stretchy="fals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+</mo>
                        <msub>
                          <mi>C</mi>
                          <mn>1</mn>
                        </msub>
                      </mrow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i>g</mi>
                      <mrow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o stretchy="false">+</mo>
                        <msub>
                          <mi>C</mi>
                          <mn>2</mn>
                        </msub>
                      </mrow>
                    </mrow>
                  </mrow>
                  <mo fence="true" stretchy="false">)</mo>
                </mrow>
              </mrow>
              <mo stretchy="false">=</mo>
              <mi>ln</mi>
            </mrow>
            <mrow>
              <mo fence="true" stretchy="false">(</mo>
              <mrow>
                <mrow>
                  <mi>f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i>g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sup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Sea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e</mi>
            </mrow>
            <mi>y</mi>
            <mi>g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C</mi>
                        <mn>1</mn>
                      </msub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n>0</mn>
                      <mo stretchy="false">+</mo>
                      <msub>
                        <mi>C</mi>
                        <mn>2</mn>
                      </msub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>
            <mo stretchy="false">⇒</mo>
            <mrow>
              <mrow>
                <msub>
                  <mi>C</mi>
                  <mn>2</mn>
                </msub>
                <mo stretchy="false">+</mo>
                <mrow>
                  <msub>
                    <mi>C</mi>
                    <mn>1</mn>
                  </msub>
                  <mo stretchy="false">∗</mo>
                  <msub>
                    <mi>C</mi>
                    <mn>2</mn>
                  </msub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i mathvariant="italic">Sea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i>y</mi>
            <mi>g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row>
                      <mn>0</mn>
                      <mo stretchy="false">+</mo>
                      <msub>
                        <mi>C</mi>
                        <mn>1</mn>
                      </msub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n>1</mn>
                      <mo stretchy="false">+</mo>
                      <msub>
                        <mi>C</mi>
                        <mn>2</mn>
                      </msub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>
            <mo stretchy="false">⇒</mo>
            <mrow>
              <mrow>
                <msub>
                  <mi>C</mi>
                  <mn>1</mn>
                </msub>
                <mo stretchy="false">+</mo>
                <mrow>
                  <msub>
                    <mi>C</mi>
                    <mn>1</mn>
                  </msub>
                  <mo stretchy="false">∗</mo>
                  <msub>
                    <mi>C</mi>
                    <mn>2</mn>
                  </msub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i mathvariant="italic">Sea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i>y</mi>
            <mi>g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row>
                      <mn>0</mn>
                      <mo stretchy="false">+</mo>
                      <msub>
                        <mi>C</mi>
                        <mn>1</mn>
                      </msub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n>0</mn>
                      <mo stretchy="false">+</mo>
                      <msub>
                        <mi>C</mi>
                        <mn>2</mn>
                      </msub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>
            <mo stretchy="false">⇒</mo>
            <mrow>
              <mrow>
                <msub>
                  <mi>C</mi>
                  <mn>1</mn>
                </msub>
                <mo stretchy="false">∗</mo>
                <msub>
                  <mi>C</mi>
                  <mn>2</mn>
                </msub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sub>
                <mi>C</mi>
                <mn>2</mn>
              </msub>
              <mo stretchy="false">=</mo>
              <mn>0</mn>
            </mrow>
          </mrow>
        </mtd>
      </mtr>
      <mtr>
        <mtd>
          <mrow>
            <mo stretchy="false">⇒</mo>
            <mrow>
              <msub>
                <mi>C</mi>
                <mn>1</mn>
              </msub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∗</mo>
              <mi>g</mi>
            </mrow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i>f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i>g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sup>
                </mrow>
              </mrow>
              <mo fence="true" stretchy="false">)</mo>
            </mrow>
          </mrow>
        </mtd>
      </mtr>
      <mtr>
        <mtd>
          <mrow>
            <mo stretchy="false">⇒</mo>
            <mi>g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∗</mo>
              <mi>ln</mi>
            </mrow>
            <mrow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i>f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i>g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sup>
                </mrow>
              </mrow>
              <mo fence="true" stretchy="false">)</mo>
            </mrow>
          </mrow>
        </mtd>
      </mtr>
    </mtable>
    <annotation encoding="StarMath 5.0">(ln(f(x)^{g(y)} ))'
newline
newline
Se deriva con respecto a 'x' y se mantiene 'y' constante
newline
`=1 over { f(x)^{g(y)} }*g( y)*f(x)^{g(y)-1}*f'( x )
newline
`=1 over { f(x) }*g( y)*f'( x )
newline
newline
Se deriva con respecto  a 'y' y se mantiene 'x' constante
newline
`=1 over { f(x) }*g'( y)*f'( x )
newline
`={f'( x )} over { f(x) }*g'( y)
newline
newline
int int {{f'( x )} over { f(x) }*g'( y)*dx*dy}
newline
newline
`=int {{f'( x )} over { f(x) }*dx*int g'( y)*dy}
newline
newline
`=(ln( f(x) )+ C sub 1)*( g(y) + C sub 2 )
newline
newline
drarrow (ln( f(x) )+ C sub 1)*( g(y) + C sub 2 )=ln(f(x)^{g(y)} )
newline
newline
Sea f( x )=e y g( y )=0
newline
drarrow (1+ C sub 1)*( 0 + C sub 2 )=0
newline
drarrow C sub 2 + C sub 1*C sub 2 = 0
newline
newline
Sea f( x )=1 y g( y )=1
newline
drarrow (0+ C sub 1)*( 1 + C sub 2 )=0
newline
drarrow C sub 1 + C sub 1 *C sub 2=0
newline
newline
Sea f( x )=1 y g( y )=0
newline
drarrow (0+ C sub 1)*( 0 + C sub 2 )=0
newline
drarrow C sub 1 *C sub 2=0
newline
newline
drarrow C sub 2 =0
newline
drarrow C sub 1 =0
newline
newline
drarrow ln( f(x))*g(y)=ln(f(x)^{g(y)} )
newline
drarrow g(y)*ln( f(x))=ln(f(x)^{g(y)}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08:17:29.538919558</meta:creation-date>
    <dc:date>2016-05-19T12:59:51.390500099</dc:date>
    <meta:editing-duration>PT14M44S</meta:editing-duration>
    <meta:editing-cycles>2</meta:editing-cycles>
    <meta:generator>LibreOffice/4.3.7.2$Linux_X86_64 LibreOffice_project/430$Build-2</meta:generator>
    <dc:creator>Manuel Herrera</dc:creator>
  </office:meta>
</office:document-meta>
</file>